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-commerce</text:p>
      <text:p text:style-name="P1">M-commerce</text:p>
      <text:p text:style-name="P1">social-commerce</text:p>
      <text:p text:style-name="P1">SoLoMo</text:p>
      <text:p text:style-name="P1"/>
      <text:p text:style-name="P1"/>
      <text:p text:style-name="P1">e-commerce ou commerce électronique regroupe l'ensemble des transaction commerciales s'opérant...</text:p>
      <text:p text:style-name="P1">1995 : Le commerce en ligne apparaît vian le minitel. Le taux d'équipement, le débit de la sécurisation des paiement sont encore problématiques.</text:p>
      <text:p text:style-name="P1"/>
      <text:p text:style-name="P1">99 ; 280M d'euros d'achats réalisés sur Internet.</text:p>
      <text:p text:style-name="P1">2002 : accélération de la croissance de la VAD de 2.7%</text:p>
      <text:p text:style-name="P1">Les VADistes</text:p>
      <text:p text:style-name="P1"/>
      <text:p text:style-name="P1">2003 : au sein des VAD e-commerçant 4 fois plus nombres qu'en 1999.</text:p>
      <text:p text:style-name="P1">l'ensemble des applications commerciales liées aux terminaux mobiles (PDA, smarphones, tablettes …)</text:p>
      <text:p text:style-name="P1">La réservation d'un billet de train ou de cinéma via un smartphone est un acte de M-commerce.</text:p>
      <text:p text:style-name="P1"/>
      <text:p text:style-name="P1">2010 : la généralisation de l'internet mobile se confirme en France ? 3 français sur 10 surfent sur le WEB depuis leur application.</text:p>
      <text:p text:style-name="P1"/>
      <text:p text:style-name="P1">Social-commerce : incite à l'interaction sociale entre les clients et prospects pour attirer de nouveaux clients.</text:p>
      <text:p text:style-name="P1"/>
      <text:p text:style-name="P1"><text:span text:style-name="T1">So</text:span>cial <text:span text:style-name="T1">Lo</text:span>cal <text:span text:style-name="T1">Mo</text:span>bile : utilisation de la localisation du téléphone avec les avis des cli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21T15:00:44.81</meta:creation-date>
    <dc:date>2017-03-21T15:12:10.83</dc:date>
    <dc:creator>Glenn Rimmer</dc:creator>
    <meta:editing-duration>PT11M22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1" meta:paragraph-count="15" meta:word-count="154" meta:character-count="992"/>
  </office:meta>
</office:document-meta>
</file>